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556in"/>
    </style:style>
    <style:style style:name="Table1.B" style:family="table-column">
      <style:table-column-properties style:column-width="4.843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6556in"/>
    </style:style>
    <style:style style:name="Table2.B" style:family="table-column">
      <style:table-column-properties style:column-width="4.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6556in"/>
    </style:style>
    <style:style style:name="Table3.B" style:family="table-column">
      <style:table-column-properties style:column-width="4.843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6556in"/>
    </style:style>
    <style:style style:name="Table4.B" style:family="table-column">
      <style:table-column-properties style:column-width="4.843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104in" fo:margin-left="0in" fo:margin-top="0in" fo:margin-bottom="0in" table:align="left"/>
    </style:style>
    <style:style style:name="Table5.A" style:family="table-column">
      <style:table-column-properties style:column-width="0.7931in"/>
    </style:style>
    <style:style style:name="Table5.B" style:family="table-column">
      <style:table-column-properties style:column-width="1.2181in"/>
    </style:style>
    <style:style style:name="Table5.C" style:family="table-column">
      <style:table-column-properties style:column-width="1.4993in"/>
    </style:style>
    <style:style style:name="Table5.D" style:family="table-column">
      <style:table-column-properties style:column-width="1.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7.5208in" fo:margin-left="-0.4688in" fo:margin-top="0in" fo:margin-bottom="0in" table:align="left"/>
    </style:style>
    <style:style style:name="Table6.A" style:family="table-column">
      <style:table-column-properties style:column-width="0.6764in"/>
    </style:style>
    <style:style style:name="Table6.B" style:family="table-column">
      <style:table-column-properties style:column-width="0.8438in"/>
    </style:style>
    <style:style style:name="Table6.C" style:family="table-column">
      <style:table-column-properties style:column-width="0.8757in"/>
    </style:style>
    <style:style style:name="Table6.D" style:family="table-column">
      <style:table-column-properties style:column-width="0.8333in"/>
    </style:style>
    <style:style style:name="Table6.E" style:family="table-column">
      <style:table-column-properties style:column-width="0.7403in"/>
    </style:style>
    <style:style style:name="Table6.F" style:family="table-column">
      <style:table-column-properties style:column-width="0.7083in"/>
    </style:style>
    <style:style style:name="Table6.G" style:family="table-column">
      <style:table-column-properties style:column-width="1.0313in"/>
    </style:style>
    <style:style style:name="Table6.H" style:family="table-column">
      <style:table-column-properties style:column-width="0.9681in"/>
    </style:style>
    <style:style style:name="Table6.I" style:family="table-column">
      <style:table-column-properties style:column-width="0.843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104in" fo:margin-left="0in" fo:margin-top="0in" fo:margin-bottom="0in" table:align="left"/>
    </style:style>
    <style:style style:name="Table7.A" style:family="table-column">
      <style:table-column-properties style:column-width="0.4688in"/>
    </style:style>
    <style:style style:name="Table7.B" style:family="table-column">
      <style:table-column-properties style:column-width="0.7208in"/>
    </style:style>
    <style:style style:name="Table7.C" style:family="table-column">
      <style:table-column-properties style:column-width="0.8868in"/>
    </style:style>
    <style:style style:name="Table7.H" style:family="table-column">
      <style:table-column-properties style:column-width="0.8854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4375in" fo:margin-left="0in" fo:margin-top="0in" fo:margin-bottom="0in" table:align="left"/>
    </style:style>
    <style:style style:name="Table8.A" style:family="table-column">
      <style:table-column-properties style:column-width="0.7917in"/>
    </style:style>
    <style:style style:name="Table8.B" style:family="table-column">
      <style:table-column-properties style:column-width="1.1139in"/>
    </style:style>
    <style:style style:name="Table8.C" style:family="table-column">
      <style:table-column-properties style:column-width="1.375in"/>
    </style:style>
    <style:style style:name="Table8.D" style:family="table-column">
      <style:table-column-properties style:column-width="1.4278in"/>
    </style:style>
    <style:style style:name="Table8.E" style:family="table-column">
      <style:table-column-properties style:column-width="1.729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line-height="100%" fo:orphans="0" fo:widows="0"/>
      <style:text-properties fo:font-size="12pt" style:font-size-asian="12pt" style:font-size-complex="12pt"/>
    </style:style>
    <style:style style:name="P7" style:family="paragraph" style:parent-style-name="Standard">
      <style:paragraph-properties fo:line-height="150%"/>
      <style:text-properties fo:font-size="18pt" style:font-size-asian="18pt" style:font-size-complex="18pt"/>
    </style:style>
    <style:style style:name="P8" style:family="paragraph" style:parent-style-name="Standard">
      <style:paragraph-properties fo:line-height="150%"/>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line-height="100%" fo:orphans="0" fo:widows="0"/>
    </style:style>
    <style:style style:name="P10" style:family="paragraph" style:parent-style-name="Standard">
      <style:paragraph-properties fo:line-height="150%"/>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style>
    <style:style style:name="P12" style:family="paragraph" style:parent-style-name="Standard" style:list-style-name="WWNum20">
      <style:paragraph-properties fo:margin-left="0.5in" fo:margin-right="0in" fo:line-height="150%" fo:text-indent="-0.25in" style:auto-text-indent="false"/>
    </style:style>
    <style:style style:name="P13" style:family="paragraph" style:parent-style-name="Standard" style:list-style-name="WWNum29">
      <style:paragraph-properties fo:margin-left="0.5in" fo:margin-right="0in" fo:line-height="150%" fo:text-indent="-0.25in" style:auto-text-indent="false"/>
    </style:style>
    <style:style style:name="P14" style:family="paragraph" style:parent-style-name="Standard" style:list-style-name="WWNum21">
      <style:paragraph-properties fo:margin-left="0.5in" fo:margin-right="0in" fo:line-height="150%" fo:text-indent="-0.25in" style:auto-text-indent="false"/>
    </style:style>
    <style:style style:name="P15" style:family="paragraph" style:parent-style-name="Standard" style:list-style-name="WWNum30">
      <style:paragraph-properties fo:margin-left="0.5in" fo:margin-right="0in" fo:line-height="150%" fo:text-indent="-0.25in" style:auto-text-indent="false"/>
    </style:style>
    <style:style style:name="P16" style:family="paragraph" style:parent-style-name="Standard" style:list-style-name="WWNum4">
      <style:paragraph-properties fo:margin-left="1in" fo:margin-right="0in" fo:line-height="150%" fo:text-indent="-0.25in" style:auto-text-indent="false"/>
    </style:style>
    <style:style style:name="P17" style:family="paragraph" style:parent-style-name="Standard" style:list-style-name="WWNum25">
      <style:paragraph-properties fo:margin-left="1in" fo:margin-right="0in" fo:line-height="150%" fo:text-indent="-0.25in" style:auto-text-indent="false"/>
    </style:style>
    <style:style style:name="P18" style:family="paragraph" style:parent-style-name="Standard" style:list-style-name="WWNum7">
      <style:paragraph-properties fo:margin-left="1.5in" fo:margin-right="0in" fo:line-height="150%" fo:text-indent="-0.25in" style:auto-text-indent="false"/>
    </style:style>
    <style:style style:name="P19" style:family="paragraph" style:parent-style-name="Standard" style:list-style-name="WWNum27">
      <style:paragraph-properties fo:margin-left="1.5in" fo:margin-right="0in" fo:line-height="150%" fo:text-indent="-0.25in" style:auto-text-indent="false"/>
    </style:style>
    <style:style style:name="P20" style:family="paragraph" style:parent-style-name="Standard" style:list-style-name="WWNum2">
      <style:paragraph-properties fo:margin-left="1.5in" fo:margin-right="0in" fo:line-height="150%" fo:text-indent="-0.25in" style:auto-text-indent="false"/>
    </style:style>
    <style:style style:name="P21" style:family="paragraph" style:parent-style-name="Standard" style:list-style-name="WWNum28">
      <style:paragraph-properties fo:margin-left="1.5in" fo:margin-right="0in" fo:line-height="150%" fo:text-indent="-0.25in" style:auto-text-indent="false"/>
    </style:style>
    <style:style style:name="P22" style:family="paragraph" style:parent-style-name="Standard" style:list-style-name="WWNum6">
      <style:paragraph-properties fo:margin-left="1.5in" fo:margin-right="0in" fo:line-height="150%" fo:text-indent="-0.25in" style:auto-text-indent="false"/>
    </style:style>
    <style:style style:name="P23" style:family="paragraph" style:parent-style-name="Standard" style:list-style-name="WWNum11">
      <style:paragraph-properties fo:margin-left="2in" fo:margin-right="0in" fo:line-height="150%" fo:text-indent="-0.25in" style:auto-text-indent="false"/>
    </style:style>
    <style:style style:name="P24" style:family="paragraph" style:parent-style-name="Standard" style:list-style-name="WWNum9">
      <style:paragraph-properties fo:margin-left="2in" fo:margin-right="0in" fo:line-height="150%" fo:text-indent="-0.25in" style:auto-text-indent="false"/>
    </style:style>
    <style:style style:name="P25" style:family="paragraph" style:parent-style-name="Standard" style:list-style-name="WWNum31">
      <style:paragraph-properties fo:margin-left="2in" fo:margin-right="0in" fo:line-height="150%" fo:text-indent="-0.25in" style:auto-text-indent="false"/>
    </style:style>
    <style:style style:name="P26" style:family="paragraph" style:parent-style-name="Standard" style:list-style-name="WWNum19">
      <style:paragraph-properties fo:margin-left="2in" fo:margin-right="0in" fo:line-height="150%" fo:text-indent="-0.25in" style:auto-text-indent="false"/>
    </style:style>
    <style:style style:name="P27" style:family="paragraph" style:parent-style-name="Standard" style:list-style-name="WWNum1">
      <style:paragraph-properties fo:margin-left="2in" fo:margin-right="0in" fo:line-height="150%" fo:text-indent="-0.25in" style:auto-text-indent="false"/>
    </style:style>
    <style:style style:name="P28" style:family="paragraph" style:parent-style-name="Standard" style:list-style-name="WWNum8">
      <style:paragraph-properties fo:margin-left="2.5in" fo:margin-right="0in" fo:line-height="150%" fo:text-indent="-0.25in" style:auto-text-indent="false"/>
    </style:style>
    <style:style style:name="P29" style:family="paragraph" style:parent-style-name="Standard" style:list-style-name="WWNum17">
      <style:paragraph-properties fo:margin-left="2.5in" fo:margin-right="0in" fo:line-height="150%" fo:text-indent="-0.25in" style:auto-text-indent="false"/>
    </style:style>
    <style:style style:name="P30" style:family="paragraph" style:parent-style-name="Standard" style:list-style-name="WWNum13">
      <style:paragraph-properties fo:margin-left="2.5in" fo:margin-right="0in" fo:line-height="150%" fo:text-indent="-0.25in" style:auto-text-indent="false"/>
    </style:style>
    <style:style style:name="P31" style:family="paragraph" style:parent-style-name="Standard" style:list-style-name="WWNum15">
      <style:paragraph-properties fo:margin-left="2.5in" fo:margin-right="0in" fo:line-height="150%" fo:text-indent="-0.25in" style:auto-text-indent="false"/>
    </style:style>
    <style:style style:name="P32" style:family="paragraph" style:parent-style-name="Standard" style:list-style-name="WWNum10">
      <style:paragraph-properties fo:margin-left="2.5in" fo:margin-right="0in" fo:line-height="150%" fo:text-indent="-0.25in" style:auto-text-indent="false"/>
    </style:style>
    <style:style style:name="P33" style:family="paragraph" style:parent-style-name="Standard" style:list-style-name="WWNum22">
      <style:paragraph-properties fo:margin-left="2.5in" fo:margin-right="0in" fo:line-height="150%" fo:text-indent="-0.25in" style:auto-text-indent="false"/>
    </style:style>
    <style:style style:name="P34" style:family="paragraph" style:parent-style-name="Standard" style:list-style-name="WWNum26">
      <style:paragraph-properties fo:margin-left="2.5in" fo:margin-right="0in" fo:line-height="150%" fo:text-indent="-0.25in" style:auto-text-indent="false"/>
    </style:style>
    <style:style style:name="P35" style:family="paragraph" style:parent-style-name="Standard" style:list-style-name="WWNum24">
      <style:paragraph-properties fo:margin-left="2.5in" fo:margin-right="0in" fo:line-height="150%" fo:text-indent="-0.25in" style:auto-text-indent="false"/>
    </style:style>
    <style:style style:name="P36" style:family="paragraph" style:parent-style-name="Standard" style:list-style-name="WWNum14">
      <style:paragraph-properties fo:margin-left="2.5in" fo:margin-right="0in" fo:line-height="150%" fo:text-indent="-0.25in" style:auto-text-indent="false"/>
    </style:style>
    <style:style style:name="P37" style:family="paragraph" style:parent-style-name="Standard" style:list-style-name="WWNum3">
      <style:paragraph-properties fo:margin-left="2.5in" fo:margin-right="0in" fo:line-height="150%" fo:text-indent="-0.25in" style:auto-text-indent="false"/>
    </style:style>
    <style:style style:name="P38" style:family="paragraph" style:parent-style-name="Standard" style:list-style-name="WWNum23">
      <style:paragraph-properties fo:margin-left="2.5in" fo:margin-right="0in" fo:line-height="150%" fo:text-indent="-0.25in" style:auto-text-indent="false"/>
    </style:style>
    <style:style style:name="P39" style:family="paragraph" style:parent-style-name="Standard" style:list-style-name="WWNum18">
      <style:paragraph-properties fo:margin-left="2.5in" fo:margin-right="0in" fo:line-height="150%" fo:text-indent="-0.25in" style:auto-text-indent="false"/>
    </style:style>
    <style:style style:name="P40" style:family="paragraph" style:parent-style-name="Standard" style:list-style-name="WWNum5">
      <style:paragraph-properties fo:margin-left="2.5in" fo:margin-right="0in" fo:line-height="150%" fo:text-indent="-0.25in" style:auto-text-indent="false"/>
    </style:style>
    <style:style style:name="P41" style:family="paragraph" style:parent-style-name="Standard" style:list-style-name="WWNum16">
      <style:paragraph-properties fo:margin-left="2.5in" fo:margin-right="0in" fo:line-height="150%" fo:text-indent="-0.25in" style:auto-text-indent="false"/>
    </style:style>
    <style:style style:name="P42" style:family="paragraph" style:parent-style-name="Standard" style:list-style-name="WWNum12">
      <style:paragraph-properties fo:margin-left="2.5in" fo:margin-right="0in" fo:line-height="150%" fo:text-indent="-0.25in" style:auto-text-indent="false"/>
    </style:style>
    <style:style style:name="P43" style:family="paragraph" style:parent-style-name="Standard" style:list-style-name="WWNum14">
      <style:paragraph-properties fo:margin-left="3in" fo:margin-right="0in" fo:line-height="150%" fo:text-indent="-0.25in" style:auto-text-indent="false"/>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master-page-name="Standard">
      <style:paragraph-properties fo:line-height="150%"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ize="10pt" fo:font-weight="bold" style:font-size-asian="10pt" style:font-weight-asian="bold" style:font-size-complex="10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8pt" style:text-underline-style="solid" style:text-underline-width="auto" style:text-underline-color="font-color"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40kBattleSim </text:span><text:span text:style-name="T2">(Tabletop Damage Calculator)</text:span></text:p>
      <text:p text:style-name="P2"><text:span text:style-name="T3">Requirements and Specification Document</text:span></text:p>
      <text:p text:style-name="P5"/>
      <text:p text:style-name="P1"><text:span text:style-name="T3">2023-04-04 </text:span><text:span text:style-name="T4">version 1.1</text:span></text:p>
      <text:p text:style-name="P3"><text:span text:style-name="T3">2023-02-26 </text:span><text:span text:style-name="T4">version 1.0</text:span></text:p>
      <text:p text:style-name="P3"><text:span text:style-name="T3">Group Members: Alex Tang, Bryan Andrew Lin, Kenneth Ring, Owen Graham, Patrick Lanming Merchant, Tanner Biermeier</text:span></text:p>
      <text:p text:style-name="P5"/>
      <text:p text:style-name="P3"><text:span text:style-name="T6">Project Abstract</text:span></text:p>
      <text:p text:style-name="P3"><text:span text:style-name="T3">40kBattleSim is a web application that helps Warhammer 40,000 players with simulating damage between units, saving simulations, and inputting data from real games for comparison. The game Warhammer 40,000 is incredibly complex with over a dozen factions, each having several dozen units, each unit having numerous options of weapons and other equipment. With this application players could easily input stats and see how certain units perform and use that as a basis of comparison when playing the game. This tool would be valuable for Tournament players especially as they need to find as much efficiency as possible within their faction. 40kBattleSim will be focussed on providing useful data for players while also allowing them to save and compare information as they play games, making the game easier to play and understand in the long run.</text:span></text:p>
      <text:p text:style-name="P5"/>
      <text:p text:style-name="P3"><text:span text:style-name="T6">Document Revision History</text:span></text:p>
      <text:list xml:id="list3440522298" text:style-name="WWNum20">
        <text:list-item>
          <text:p text:style-name="P12"><text:span text:style-name="T3">Rev. 1.0: 2023-02-26: Initial version</text:span></text:p>
        </text:list-item>
        <text:list-item>
          <text:p text:style-name="P12"><text:span text:style-name="T3">Rev. 1.1: 2023-04-04: Sprint 1 review version</text:span></text:p>
        </text:list-item>
      </text:list>
      <text:p text:style-name="P7"/>
      <text:p text:style-name="P1"><text:span text:style-name="T6">Customer</text:span></text:p>
      <text:p text:style-name="P1"><text:span text:style-name="T3">The customers for this web application are Warhammer 40,000 players. This application is meant for players who are new to the game and unsure about the effectiveness of some of their units, and for competitive tournament players wishing to further optimize their armies. There are many reasons a warhammer player of any skill set may want to use this application. Some may want to test different weapon options a unit has access to, to test the same weapon on different units, to test the same unit on multiple different opponents. Much of the appeal of warhammer is making a unique army which is both effective and fun to play and this application will help players identify the former.</text:span></text:p>
      <text:p text:style-name="P4"/>
      <text:p text:style-name="P1"><text:span text:style-name="T3">Some potential customers are this project’s group members and their friends, as some of them play Warhammer 40,000 themselves. Some of the group members also frequent tabletop gaming clubs which may have players who are interested.</text:span></text:p>
      <text:p text:style-name="P4"/>
      <text:p text:style-name="P1"><text:span text:style-name="T6">User Requirements</text:span></text:p>
      <text:p text:style-name="P1"><text:soft-page-break/><text:span text:style-name="T3">The web application provides the ability to interact with a basic menu that would allow the user to input an attacking unit’s data and a defending unit’s data. The user can then calculate the average damage of an attack and also run a simulation. The user can also save the attacking unit’s data, the defending unit’s data, or both.</text:span></text:p>
      <text:list xml:id="list1987536191" text:style-name="WWNum29">
        <text:list-item>
          <text:p text:style-name="P13"><text:span text:style-name="T3">User opens the web application</text:span></text:p>
        </text:list-item>
      </text:list>
      <text:list xml:id="list1647339441" text:style-name="WWNum4">
        <text:list-item>
          <text:p text:style-name="P16"><text:span text:style-name="T3">They are presented with a page which explains how to use the application. There will also be a section to input attacking unit data and defending unit data.</text:span></text:p>
        </text:list-item>
      </text:list>
      <text:list xml:id="list3467594236" text:style-name="WWNum7">
        <text:list-item>
          <text:p text:style-name="P18"><text:span text:style-name="T3">Attacking unit inputs</text:span></text:p>
        </text:list-item>
      </text:list>
      <text:list xml:id="list1252371135" text:style-name="WWNum11">
        <text:list-item>
          <text:p text:style-name="P23"><text:span text:style-name="T3">*Unit Name: A user input string</text:span></text:p>
        </text:list-item>
        <text:list-item>
          <text:p text:style-name="P23"><text:span text:style-name="T3">*Ballistic/Weapon Skill (BS/WS)</text:span></text:p>
        </text:list-item>
      </text:list>
      <text:list xml:id="list3208916407" text:style-name="WWNum8">
        <text:list-item>
          <text:p text:style-name="P28"><text:span text:style-name="T3">This is a simple dropdown of values 2+, 3+, 4+, 5+, 6+</text:span></text:p>
        </text:list-item>
      </text:list>
      <text:list xml:id="list145745718637891" text:continue-list="list1252371135" text:style-name="WWNum11">
        <text:list-item>
          <text:p text:style-name="P23"><text:span text:style-name="T3">Modifier checkboxes:</text:span></text:p>
        </text:list-item>
      </text:list>
      <text:list xml:id="list1854426359" text:style-name="WWNum17">
        <text:list-item>
          <text:p text:style-name="P29"><text:span text:style-name="T3">+1 to hit</text:span></text:p>
        </text:list-item>
        <text:list-item>
          <text:p text:style-name="P29"><text:span text:style-name="T3">-1 to hit</text:span></text:p>
        </text:list-item>
        <text:list-item>
          <text:p text:style-name="P29"><text:span text:style-name="T3">+1 to wound</text:span></text:p>
        </text:list-item>
        <text:list-item>
          <text:p text:style-name="P29"><text:span text:style-name="T3">-1 to wound</text:span></text:p>
        </text:list-item>
        <text:list-item>
          <text:p text:style-name="P29"><text:span text:style-name="T3">Re-roll Hits</text:span></text:p>
        </text:list-item>
        <text:list-item>
          <text:p text:style-name="P29"><text:span text:style-name="T3">Re-roll hit rolls of 1</text:span></text:p>
        </text:list-item>
        <text:list-item>
          <text:p text:style-name="P29"><text:span text:style-name="T3">Re-roll wounds</text:span></text:p>
        </text:list-item>
        <text:list-item>
          <text:p text:style-name="P29"><text:span text:style-name="T3">Re-roll wound rolls of 1</text:span></text:p>
        </text:list-item>
      </text:list>
      <text:list xml:id="list145746583801492" text:continue-list="list3467594236" text:style-name="WWNum7">
        <text:list-item>
          <text:p text:style-name="P18"><text:span text:style-name="T3">Attacking weapon(s) inputs: There can be several rows of weapons</text:span></text:p>
        </text:list-item>
      </text:list>
      <text:list xml:id="list3619658545" text:style-name="WWNum9">
        <text:list-item>
          <text:p text:style-name="P24"><text:span text:style-name="T3">*Weapon name</text:span></text:p>
        </text:list-item>
        <text:list-item>
          <text:p text:style-name="P24"><text:span text:style-name="T3">*Number of Weapons</text:span></text:p>
        </text:list-item>
      </text:list>
      <text:list xml:id="list3621613800" text:style-name="WWNum13">
        <text:list-item>
          <text:p text:style-name="P30"><text:span text:style-name="T3">An integer, the number of models that have this weapon in the unit</text:span></text:p>
        </text:list-item>
      </text:list>
      <text:list xml:id="list145745490053672" text:continue-list="list3619658545" text:style-name="WWNum9">
        <text:list-item>
          <text:p text:style-name="P24"><text:span text:style-name="T3">*Weapon Type</text:span></text:p>
        </text:list-item>
      </text:list>
      <text:list xml:id="list2202226881" text:style-name="WWNum15">
        <text:list-item>
          <text:p text:style-name="P31"><text:soft-page-break/><text:span text:style-name="T3">A boolean, TRUE for ranged, FALSE for melee</text:span></text:p>
        </text:list-item>
      </text:list>
      <text:list xml:id="list145746051974473" text:continue-list="list145745490053672" text:style-name="WWNum9">
        <text:list-item>
          <text:p text:style-name="P24"><text:span text:style-name="T3">*Attacks (A)</text:span></text:p>
        </text:list-item>
      </text:list>
      <text:list xml:id="list3788207725" text:style-name="WWNum10">
        <text:list-item>
          <text:p text:style-name="P32"><text:span text:style-name="T3">Fillable positive integer</text:span></text:p>
        </text:list-item>
      </text:list>
      <text:list xml:id="list145746306270760" text:continue-list="list145746051974473" text:style-name="WWNum9">
        <text:list-item>
          <text:p text:style-name="P24"><text:span text:style-name="T3">*Strength (S)</text:span></text:p>
        </text:list-item>
      </text:list>
      <text:list xml:id="list479987937" text:style-name="WWNum22">
        <text:list-item>
          <text:p text:style-name="P33"><text:span text:style-name="T3">Fillable positive integer</text:span></text:p>
        </text:list-item>
      </text:list>
      <text:list xml:id="list145745805381803" text:continue-list="list145746306270760" text:style-name="WWNum9">
        <text:list-item>
          <text:p text:style-name="P24"><text:span text:style-name="T3">*Armor Penetration (AP)</text:span></text:p>
        </text:list-item>
      </text:list>
      <text:list xml:id="list1490864625" text:style-name="WWNum26">
        <text:list-item>
          <text:p text:style-name="P34"><text:span text:style-name="T3">Dropdown of values 0, -1, -2, -3, -4, -5, -6</text:span></text:p>
        </text:list-item>
      </text:list>
      <text:list xml:id="list145746507293065" text:continue-list="list145745805381803" text:style-name="WWNum9">
        <text:list-item>
          <text:p text:style-name="P24"><text:span text:style-name="T3">*Damage (D)</text:span></text:p>
        </text:list-item>
      </text:list>
      <text:list xml:id="list1301885325" text:style-name="WWNum24">
        <text:list-item>
          <text:p text:style-name="P35"><text:span text:style-name="T3">Fillable positive integer</text:span></text:p>
        </text:list-item>
      </text:list>
      <text:list xml:id="list145747024421266" text:continue-list="list145746507293065" text:style-name="WWNum9">
        <text:list-item>
          <text:p text:style-name="P24"><text:span text:style-name="T3">Modifier checkboxes</text:span></text:p>
        </text:list-item>
      </text:list>
      <text:list xml:id="list2170017143" text:style-name="WWNum14">
        <text:list-item>
          <text:p text:style-name="P36"><text:span text:style-name="T3">Exploding Hits</text:span></text:p>
          <text:list>
            <text:list-item>
              <text:p text:style-name="P43"><text:span text:style-name="T3">On a roll of 6, generate another hit</text:span></text:p>
            </text:list-item>
          </text:list>
        </text:list-item>
        <text:list-item>
          <text:p text:style-name="P36"><text:span text:style-name="T3">Mortal Wounds on 6’s to hit</text:span></text:p>
        </text:list-item>
        <text:list-item>
          <text:p text:style-name="P36"><text:span text:style-name="T3">Mortal Wounds on 6’s to wound</text:span></text:p>
        </text:list-item>
        <text:list-item>
          <text:p text:style-name="P36"><text:span text:style-name="T3">Additional AP on 6’s to wound</text:span></text:p>
        </text:list-item>
      </text:list>
      <text:list xml:id="list145746385582840" text:continue-list="list145746583801492" text:style-name="WWNum7">
        <text:list-item>
          <text:p text:style-name="P18"><text:span text:style-name="T3">Defending unit inputs</text:span></text:p>
        </text:list-item>
      </text:list>
      <text:list xml:id="list2109322049" text:style-name="WWNum31">
        <text:list-item>
          <text:p text:style-name="P25"><text:span text:style-name="T3">*Unit name: A user input string</text:span></text:p>
        </text:list-item>
        <text:list-item>
          <text:p text:style-name="P25"><text:span text:style-name="T3">*Size (number of models int he unit)</text:span></text:p>
        </text:list-item>
      </text:list>
      <text:list xml:id="list1968448265" text:style-name="WWNum3">
        <text:list-item>
          <text:p text:style-name="P37"><text:span text:style-name="T3">Fillable positive integer</text:span></text:p>
        </text:list-item>
      </text:list>
      <text:list xml:id="list145745698867652" text:continue-list="list2109322049" text:style-name="WWNum31">
        <text:list-item>
          <text:p text:style-name="P25"><text:span text:style-name="T3">*Toughness (T)</text:span></text:p>
        </text:list-item>
      </text:list>
      <text:list xml:id="list3089223824" text:style-name="WWNum23">
        <text:list-item>
          <text:p text:style-name="P38"><text:span text:style-name="T3">Fillable positive integer</text:span></text:p>
        </text:list-item>
      </text:list>
      <text:list xml:id="list145746193337282" text:continue-list="list145745698867652" text:style-name="WWNum31">
        <text:list-item>
          <text:p text:style-name="P25"><text:soft-page-break/><text:span text:style-name="T3">*Save (SV)</text:span></text:p>
        </text:list-item>
      </text:list>
      <text:list xml:id="list940355639" text:style-name="WWNum18">
        <text:list-item>
          <text:p text:style-name="P39"><text:span text:style-name="T3">Dropdown of values 2+, 3+, 4+, 5+, 6+ and 7+</text:span></text:p>
        </text:list-item>
      </text:list>
      <text:list xml:id="list145746540227754" text:continue-list="list145746193337282" text:style-name="WWNum31">
        <text:list-item>
          <text:p text:style-name="P25"><text:span text:style-name="T3">*Wounds (W)</text:span></text:p>
        </text:list-item>
      </text:list>
      <text:list xml:id="list3381189058" text:style-name="WWNum5">
        <text:list-item>
          <text:p text:style-name="P40"><text:span text:style-name="T3">Fillable integer</text:span></text:p>
        </text:list-item>
      </text:list>
      <text:list xml:id="list145745460864774" text:continue-list="list145746540227754" text:style-name="WWNum31">
        <text:list-item>
          <text:p text:style-name="P25"><text:span text:style-name="T3">Feel No Pain</text:span></text:p>
        </text:list-item>
      </text:list>
      <text:list xml:id="list2162252649" text:style-name="WWNum16">
        <text:list-item>
          <text:p text:style-name="P41"><text:span text:style-name="T3">Dropdown of values NA(default), 3+, 4+, 5+, 6+</text:span></text:p>
        </text:list-item>
      </text:list>
      <text:list xml:id="list145746845127911" text:continue-list="list145745460864774" text:style-name="WWNum31">
        <text:list-item>
          <text:p text:style-name="P25"><text:span text:style-name="T3">Modifier checkboxes</text:span></text:p>
        </text:list-item>
      </text:list>
      <text:list xml:id="list3547940316" text:style-name="WWNum12">
        <text:list-item>
          <text:p text:style-name="P42"><text:span text:style-name="T3">+1 to save</text:span></text:p>
        </text:list-item>
        <text:list-item>
          <text:p text:style-name="P42"><text:span text:style-name="T3">-1 to save</text:span></text:p>
        </text:list-item>
        <text:list-item>
          <text:p text:style-name="P42"><text:span text:style-name="T3">Invulnerable save</text:span></text:p>
        </text:list-item>
        <text:list-item>
          <text:p text:style-name="P42"><text:span text:style-name="T3">Re-roll saves</text:span></text:p>
        </text:list-item>
        <text:list-item>
          <text:p text:style-name="P42"><text:span text:style-name="T3">Re-roll saves of 1</text:span></text:p>
        </text:list-item>
        <text:list-item>
          <text:p text:style-name="P42"><text:span text:style-name="T3">-1 To damage</text:span></text:p>
        </text:list-item>
      </text:list>
      <text:list xml:id="list145746550698780" text:continue-list="list1647339441" text:style-name="WWNum4">
        <text:list-item>
          <text:p text:style-name="P16"><text:span text:style-name="T3">The user will have the option of calculating the average damage or simulating an attack.</text:span></text:p>
        </text:list-item>
      </text:list>
      <text:list xml:id="list2882364450" text:style-name="WWNum27">
        <text:list-item>
          <text:p text:style-name="P19"><text:span text:style-name="T3">Calculate Average button</text:span></text:p>
        </text:list-item>
      </text:list>
      <text:list xml:id="list1295081768" text:style-name="WWNum19">
        <text:list-item>
          <text:p text:style-name="P26"><text:span text:style-name="T3">Calculates the average damage using an equation in the backend. Will also output the average number of models killed.</text:span></text:p>
        </text:list-item>
      </text:list>
      <text:list xml:id="list145746656010175" text:continue-list="list2882364450" text:style-name="WWNum27">
        <text:list-item>
          <text:p text:style-name="P19"><text:span text:style-name="T3">Simulate Attack button</text:span></text:p>
        </text:list-item>
      </text:list>
      <text:list xml:id="list2871178380" text:style-name="WWNum1">
        <text:list-item>
          <text:p text:style-name="P27"><text:span text:style-name="T3">The backend will simulate many dice rolls and output a simulated total damage and number of models killed.</text:span></text:p>
        </text:list-item>
      </text:list>
      <text:list xml:id="list145746582168742" text:continue-list="list145746550698780" text:style-name="WWNum4">
        <text:list-item>
          <text:p text:style-name="P16"><text:span text:style-name="T3">Save unit data button</text:span></text:p>
        </text:list-item>
      </text:list>
      <text:list xml:id="list3348321072" text:style-name="WWNum2">
        <text:list-item>
          <text:p text:style-name="P20"><text:span text:style-name="T3">One button will be underneath the attacking unit data and will save all of their info, alongside their weapon info, to a MySQL table</text:span></text:p>
        </text:list-item>
        <text:list-item>
          <text:p text:style-name="P20"><text:span text:style-name="T3">Another button will be underneath the defending unit data and will save all of their info to a separate MySQL table.</text:span></text:p>
        </text:list-item>
      </text:list>
      <text:list xml:id="list145746390864108" text:continue-list="list145746582168742" text:style-name="WWNum4">
        <text:list-item>
          <text:p text:style-name="P16"><text:soft-page-break/><text:span text:style-name="T3">Saved Units Dropdown</text:span></text:p>
        </text:list-item>
      </text:list>
      <text:list xml:id="list3884585647" text:style-name="WWNum28">
        <text:list-item>
          <text:p text:style-name="P21"><text:span text:style-name="T3">Below both the attacker and defender will be a dropdown of units saved by the user in both the attacker and defender categories. On first use of this web application these dropdowns will be blank.</text:span></text:p>
        </text:list-item>
      </text:list>
      <text:list xml:id="list145746623664465" text:continue-list="list145746390864108" text:style-name="WWNum4">
        <text:list-item>
          <text:p text:style-name="P16"><text:span text:style-name="T3">Actual Outcome(s): Each outcome is a row of two input boxes</text:span></text:p>
        </text:list-item>
      </text:list>
      <text:list xml:id="list1385085334" text:style-name="WWNum6">
        <text:list-item>
          <text:p text:style-name="P22"><text:span text:style-name="T3">The left box is actual total damage, and the right box is actual models killed. These rows are also saved in a MySQL table.</text:span></text:p>
        </text:list-item>
      </text:list>
      <text:list xml:id="list145746720855447" text:continue-list="list1987536191" text:style-name="WWNum29">
        <text:list-item>
          <text:p text:style-name="P13"><text:span text:style-name="T3">User navigates to the comparison page</text:span></text:p>
        </text:list-item>
      </text:list>
      <text:list xml:id="list4294729817" text:style-name="WWNum25">
        <text:list-item>
          <text:p text:style-name="P17"><text:span text:style-name="T3">At the top is a description of the purpose of the page: The compare different calculated averages and simulations between units.</text:span></text:p>
        </text:list-item>
        <text:list-item>
          <text:p text:style-name="P17"><text:span text:style-name="T3">A drop down on the left and right each allows the user to select from previously saved calculations. They are both shown to screen including the attacking units, defending units, average total damage, average models killed, simulated total damage, and simulated models killed.</text:span></text:p>
        </text:list-item>
      </text:list>
      <text:p text:style-name="P1"><text:span text:style-name="T6">Use Cases</text:span></text:p>
      <table:table table:name="Table1" table:style-name="Table1">
        <table:table-column table:style-name="Table1.A"/>
        <table:table-column table:style-name="Table1.B"/>
        <table:table-row table:style-name="Table1.1">
          <table:table-cell table:style-name="Table1.A1" office:value-type="string">
            <text:p text:style-name="P44"><text:span text:style-name="T3">Name</text:span></text:p>
          </table:table-cell>
          <table:table-cell table:style-name="Table1.A1" office:value-type="string">
            <text:p text:style-name="P44"><text:span text:style-name="T3">Calculate Average Damage</text:span></text:p>
          </table:table-cell>
        </table:table-row>
        <table:table-row table:style-name="Table1.1">
          <table:table-cell table:style-name="Table1.A1" office:value-type="string">
            <text:p text:style-name="P44"><text:span text:style-name="T3">Actors</text:span></text:p>
          </table:table-cell>
          <table:table-cell table:style-name="Table1.A1" office:value-type="string">
            <text:p text:style-name="P44"><text:span text:style-name="T3">User</text:span></text:p>
          </table:table-cell>
        </table:table-row>
        <table:table-row table:style-name="Table1.1">
          <table:table-cell table:style-name="Table1.A1" office:value-type="string">
            <text:p text:style-name="P44"><text:span text:style-name="T3">Triggers</text:span></text:p>
          </table:table-cell>
          <table:table-cell table:style-name="Table1.A1" office:value-type="string">
            <text:p text:style-name="P44"><text:span text:style-name="T3">User clicks the calculate average damage button</text:span></text:p>
          </table:table-cell>
        </table:table-row>
        <table:table-row table:style-name="Table1.1">
          <table:table-cell table:style-name="Table1.A1" office:value-type="string">
            <text:p text:style-name="P44"><text:span text:style-name="T3">Events</text:span></text:p>
          </table:table-cell>
          <table:table-cell table:style-name="Table1.A1" office:value-type="string">
            <text:p text:style-name="P44"><text:span text:style-name="T3">User types in the attacking unit’s info (unit name, ballistic/weapon skill), at least one weapon’s info (weapon name, attacks, strength, armor penetration, damage), and defending unit’s info (unit name, size, toughness, save).</text:span></text:p>
          </table:table-cell>
        </table:table-row>
        <table:table-row table:style-name="Table1.1">
          <table:table-cell table:style-name="Table1.A1" office:value-type="string">
            <text:p text:style-name="P44"><text:span text:style-name="T3">Exit Condition</text:span></text:p>
          </table:table-cell>
          <table:table-cell table:style-name="Table1.A1" office:value-type="string">
            <text:p text:style-name="P44"><text:span text:style-name="T3">All required information is input and typed correctly.</text:span></text:p>
          </table:table-cell>
        </table:table-row>
        <table:table-row table:style-name="Table1.1">
          <table:table-cell table:style-name="Table1.A1" office:value-type="string">
            <text:p text:style-name="P44"><text:span text:style-name="T3">Post-conditions</text:span></text:p>
          </table:table-cell>
          <table:table-cell table:style-name="Table1.A1" office:value-type="string">
            <text:p text:style-name="P44"><text:span text:style-name="T3">The average damage is calculated in the backend taking into account both required inputs and optional inputs such as modifier checkboxes. Average Total Damage is displayed as well as Average Models Killed.</text:span></text:p>
          </table:table-cell>
        </table:table-row>
        <table:table-row table:style-name="Table1.1">
          <table:table-cell table:style-name="Table1.A1" office:value-type="string">
            <text:p text:style-name="P44"><text:span text:style-name="T3">Acceptance Test</text:span></text:p>
          </table:table-cell>
          <table:table-cell table:style-name="Table1.A1" office:value-type="string">
            <text:p text:style-name="P44"><text:span text:style-name="T3">The format of the required information is correct: attacks, strength, damage, size, and toughness are all positive integers. ballistic/weapon skill, armor penetration, and save all have selections.</text:span></text:p>
          </table:table-cell>
        </table:table-row>
      </table:table>
      <text:p text:style-name="P4"/>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3">Name</text:span></text:p>
          </table:table-cell>
          <table:table-cell table:style-name="Table2.A1" office:value-type="string">
            <text:p text:style-name="P9"><text:span text:style-name="T3">Simulate Attack</text:span></text:p>
          </table:table-cell>
        </table:table-row>
        <table:table-row table:style-name="Table2.1">
          <table:table-cell table:style-name="Table2.A1" office:value-type="string">
            <text:p text:style-name="P9"><text:span text:style-name="T3">Actors</text:span></text:p>
          </table:table-cell>
          <table:table-cell table:style-name="Table2.A1" office:value-type="string">
            <text:p text:style-name="P9"><text:span text:style-name="T3">User</text:span></text:p>
          </table:table-cell>
        </table:table-row>
        <table:table-row table:style-name="Table2.1">
          <table:table-cell table:style-name="Table2.A1" office:value-type="string">
            <text:p text:style-name="P9"><text:span text:style-name="T3">Triggers</text:span></text:p>
          </table:table-cell>
          <table:table-cell table:style-name="Table2.A1" office:value-type="string">
            <text:p text:style-name="P9"><text:span text:style-name="T3">User clicks the calculate simulate attack button</text:span></text:p>
          </table:table-cell>
        </table:table-row>
        <table:table-row table:style-name="Table2.1">
          <table:table-cell table:style-name="Table2.A1" office:value-type="string">
            <text:p text:style-name="P9"><text:span text:style-name="T3">Events</text:span></text:p>
          </table:table-cell>
          <table:table-cell table:style-name="Table2.A1" office:value-type="string">
            <text:p text:style-name="P9"><text:span text:style-name="T3">User types in the attacking unit’s info (unit name, ballistic/weapon skill), at least one weapon’s info (weapon name, attacks, strength, armor penetration, damage), and defending unit’s info (unit name, size, toughness, save).</text:span></text:p>
          </table:table-cell>
        </table:table-row>
        <table:table-row table:style-name="Table2.1">
          <table:table-cell table:style-name="Table2.A1" office:value-type="string">
            <text:p text:style-name="P9"><text:span text:style-name="T3">Exit Condition</text:span></text:p>
          </table:table-cell>
          <table:table-cell table:style-name="Table2.A1" office:value-type="string">
            <text:p text:style-name="P9"><text:span text:style-name="T3">All required information is input and typed correctly.</text:span></text:p>
          </table:table-cell>
        </table:table-row>
        <table:table-row table:style-name="Table2.1">
          <table:table-cell table:style-name="Table2.A1" office:value-type="string">
            <text:p text:style-name="P9"><text:span text:style-name="T3">Post-conditions</text:span></text:p>
          </table:table-cell>
          <table:table-cell table:style-name="Table2.A1" office:value-type="string">
            <text:p text:style-name="P9"><text:span text:style-name="T3">Using a random number generator and the inputs for attacker and defender an attack is simulated and the results are displayed as Simulated Total Damage and Simulated Models Killed.</text:span></text:p>
          </table:table-cell>
        </table:table-row>
        <table:table-row table:style-name="Table2.1">
          <table:table-cell table:style-name="Table2.A1" office:value-type="string">
            <text:p text:style-name="P9"><text:span text:style-name="T3">Acceptance Test</text:span></text:p>
          </table:table-cell>
          <table:table-cell table:style-name="Table2.A1" office:value-type="string">
            <text:p text:style-name="P9"><text:span text:style-name="T3">The format of the required information is correct: attacks, strength, damage, size, and toughness are all positive integers. ballistic/weapon skill, armor penetration, and save all have selections.</text:span></text:p>
          </table:table-cell>
        </table:table-row>
      </table:table>
      <text:p text:style-name="P4"/>
      <text:p text:style-name="P4"/>
      <table:table table:name="Table3" table:style-name="Table3">
        <table:table-column table:style-name="Table3.A"/>
        <table:table-column table:style-name="Table3.B"/>
        <table:table-row table:style-name="Table3.1">
          <table:table-cell table:style-name="Table3.A1" office:value-type="string">
            <text:p text:style-name="P9"><text:span text:style-name="T3">Name</text:span></text:p>
          </table:table-cell>
          <table:table-cell table:style-name="Table3.A1" office:value-type="string">
            <text:p text:style-name="P9"><text:span text:style-name="T3">Saving Unit Data</text:span></text:p>
          </table:table-cell>
        </table:table-row>
        <table:table-row table:style-name="Table3.1">
          <table:table-cell table:style-name="Table3.A1" office:value-type="string">
            <text:p text:style-name="P9"><text:span text:style-name="T3">Actors</text:span></text:p>
          </table:table-cell>
          <table:table-cell table:style-name="Table3.A1" office:value-type="string">
            <text:p text:style-name="P9"><text:span text:style-name="T3">User</text:span></text:p>
          </table:table-cell>
        </table:table-row>
        <table:table-row table:style-name="Table3.1">
          <table:table-cell table:style-name="Table3.A1" office:value-type="string">
            <text:p text:style-name="P9"><text:span text:style-name="T3">Triggers</text:span></text:p>
          </table:table-cell>
          <table:table-cell table:style-name="Table3.A1" office:value-type="string">
            <text:p text:style-name="P9"><text:span text:style-name="T3">User clicks the “save unit data” button for either an attacker or defender.</text:span></text:p>
          </table:table-cell>
        </table:table-row>
        <table:table-row table:style-name="Table3.1">
          <table:table-cell table:style-name="Table3.A1" office:value-type="string">
            <text:p text:style-name="P9"><text:span text:style-name="T3">Events</text:span></text:p>
          </table:table-cell>
          <table:table-cell table:style-name="Table3.A1" office:value-type="string">
            <text:p text:style-name="P9"><text:span text:style-name="T3">User types in the attacking unit’s info (unit name, ballistic/weapon skill), at least one weapon’s info (weapon name, attacks, strength, armor penetration, damage) OR defending unit’s info (unit name, size, toughness, save).</text:span></text:p>
          </table:table-cell>
        </table:table-row>
        <table:table-row table:style-name="Table3.1">
          <table:table-cell table:style-name="Table3.A1" office:value-type="string">
            <text:p text:style-name="P9"><text:span text:style-name="T3">Exit Condition</text:span></text:p>
          </table:table-cell>
          <table:table-cell table:style-name="Table3.A1" office:value-type="string">
            <text:p text:style-name="P9"><text:span text:style-name="T3">All required information is input and typed correctly.</text:span></text:p>
          </table:table-cell>
        </table:table-row>
        <table:table-row table:style-name="Table3.1">
          <table:table-cell table:style-name="Table3.A1" office:value-type="string">
            <text:p text:style-name="P9"><text:span text:style-name="T3">Post-conditions</text:span></text:p>
          </table:table-cell>
          <table:table-cell table:style-name="Table3.A1" office:value-type="string">
            <text:p text:style-name="P9"><text:span text:style-name="T3">The inputted attacking or defending unit and all of its corresponding data is saved into the SQL database</text:span></text:p>
          </table:table-cell>
        </table:table-row>
        <table:table-row table:style-name="Table3.1">
          <table:table-cell table:style-name="Table3.A1" office:value-type="string">
            <text:p text:style-name="P9"><text:span text:style-name="T3">Acceptance Test</text:span></text:p>
          </table:table-cell>
          <table:table-cell table:style-name="Table3.A1" office:value-type="string">
            <text:p text:style-name="P9"><text:span text:style-name="T3">Check whether the saved unit data can be fetched on the application and properly displayed on the dropdown menus.</text:span></text:p>
          </table:table-cell>
        </table:table-row>
      </table:table>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P9"><text:span text:style-name="T3">Name</text:span></text:p>
          </table:table-cell>
          <table:table-cell table:style-name="Table4.A1" office:value-type="string">
            <text:p text:style-name="P9"><text:span text:style-name="T3">Compare results</text:span></text:p>
          </table:table-cell>
        </table:table-row>
        <table:table-row table:style-name="Table4.1">
          <table:table-cell table:style-name="Table4.A1" office:value-type="string">
            <text:p text:style-name="P9"><text:span text:style-name="T3">Actors</text:span></text:p>
          </table:table-cell>
          <table:table-cell table:style-name="Table4.A1" office:value-type="string">
            <text:p text:style-name="P9"><text:span text:style-name="T3">User</text:span></text:p>
          </table:table-cell>
        </table:table-row>
        <table:table-row table:style-name="Table4.1">
          <table:table-cell table:style-name="Table4.A1" office:value-type="string">
            <text:p text:style-name="P9"><text:span text:style-name="T3">Triggers</text:span></text:p>
          </table:table-cell>
          <table:table-cell table:style-name="Table4.A1" office:value-type="string">
            <text:p text:style-name="P9"><text:span text:style-name="T3">User clicks the “compare results” button to navigate to that page.</text:span></text:p>
          </table:table-cell>
        </table:table-row>
        <table:table-row table:style-name="Table4.1">
          <table:table-cell table:style-name="Table4.A1" office:value-type="string">
            <text:p text:style-name="P9"><text:span text:style-name="T3">Events</text:span></text:p>
          </table:table-cell>
          <table:table-cell table:style-name="Table4.A1" office:value-type="string">
            <text:p text:style-name="P9"><text:span text:style-name="T3">User selects 2 valid saved calculations to compare results with.</text:span></text:p>
          </table:table-cell>
        </table:table-row>
        <table:table-row table:style-name="Table4.1">
          <table:table-cell table:style-name="Table4.A1" office:value-type="string">
            <text:p text:style-name="P9"><text:span text:style-name="T3">Exit Condition</text:span></text:p>
          </table:table-cell>
          <table:table-cell table:style-name="Table4.A1" office:value-type="string">
            <text:p text:style-name="P9"><text:span text:style-name="T3">N/A</text:span></text:p>
          </table:table-cell>
        </table:table-row>
        <table:table-row table:style-name="Table4.1">
          <table:table-cell table:style-name="Table4.A1" office:value-type="string">
            <text:p text:style-name="P9"><text:span text:style-name="T3">Post-conditions</text:span></text:p>
          </table:table-cell>
          <table:table-cell table:style-name="Table4.A1" office:value-type="string">
            <text:p text:style-name="P9"><text:span text:style-name="T3">The saved calculation is fetched from the SQL database and its results are compared with that of the present calculation. The front end should also display which calculation yields the better performance.</text:span></text:p>
          </table:table-cell>
        </table:table-row>
        <table:table-row table:style-name="Table4.1">
          <table:table-cell table:style-name="Table4.A1" office:value-type="string">
            <text:p text:style-name="P9"><text:span text:style-name="T3">Acceptance Test</text:span></text:p>
          </table:table-cell>
          <table:table-cell table:style-name="Table4.A1" office:value-type="string">
            <text:p text:style-name="P9"><text:span text:style-name="T3">Check whether the calculation fetched is correct and the graphical display matches the calculations done in the backend.</text:span></text:p>
          </table:table-cell>
        </table:table-row>
      </table:table>
      <text:p text:style-name="P4"/>
      <text:p text:style-name="P1"><text:span text:style-name="T6">User Interface Requirements</text:span></text:p>
      <text:p text:style-name="P1"><text:soft-page-break/><text:span text:style-name="T3">The user interface will include various elements to enter data such as text fields to enter unit names, and dropdowns and checkboxes for unit specifications, for example attacker unit stats Ballistic Skill (BS) or Weapons Skill (WS), Attacks (A), Strength (S), Armor Penetration (AP), Damage (D); defender unit stats Toughness (T), Save (SV), Wounds (W), Feel no pain (FNP). All fields would require text fields or dropdown or checkbox menus depending on stat type, the calculate button would then take these fields and calculate the result to display. The display will be on a separate page. Any missing fields or incorrect entries or calculation errors should be displayed to the user. </text:span></text:p>
      <text:p text:style-name="P1"><text:span text:style-name="T3">There will also be an option to input more information such as unit-specific multipliers and weapons used by units that might change stats. There will also be buttons on the web page to allow the user to make certain actions, such as calculating/saving the battle calculations and comparing different calculations. </text:span></text:p>
      <text:p text:style-name="P1"><text:span text:style-name="T3">The saved data (battle calculations/unit specifications) can be displayed on a separate page and battle calculations can be compared with other battle calculations on a clean display with possible graphical representations.</text:span></text:p>
      <text:p text:style-name="P1"><text:span text:style-name="T3">There may also be an option to change the theme of the web page to the user’s preference. </text:span></text:p>
      <text:p text:style-name="P1"><text:span text:style-name="T6">Security Requirements</text:span></text:p>
      <text:p text:style-name="P1"><text:span text:style-name="T3">User privacy and confidentiality is of little concern for this system, as no sensitive information is required by the application. The only data saved on a user-by-user basis are inputted unit data, calculation outcomes, simulation results and inputted real world data.</text:span></text:p>
      <text:p text:style-name="P1"><text:span text:style-name="T3">Our system is vulnerable to denial of service attacks.</text:span></text:p>
      <text:p text:style-name="P1"><text:span text:style-name="T6">System Requirements</text:span></text:p>
      <text:p text:style-name="P1"><text:span text:style-name="T3">Server requirements</text:span></text:p>
      <text:list xml:id="list511956097" text:style-name="WWNum21">
        <text:list-item>
          <text:p text:style-name="P14"><text:span text:style-name="T3">The application will be a web application deployed on the Linux VM and will be accessible to all platforms and operating systems.</text:span></text:p>
        </text:list-item>
        <text:list-item>
          <text:p text:style-name="P14"><text:span text:style-name="T3">The MySQL server, front-end pages, and back-end will be hosted on the Linux VM on separate ports</text:span></text:p>
        </text:list-item>
      </text:list>
      <text:p text:style-name="P4"/>
      <text:p text:style-name="P1"><text:span text:style-name="T3">User Requirements</text:span></text:p>
      <text:list xml:id="list2765312643" text:style-name="WWNum30">
        <text:list-item>
          <text:p text:style-name="P15"><text:span text:style-name="T3">Internet access</text:span></text:p>
        </text:list-item>
        <text:list-item>
          <text:p text:style-name="P15"><text:span text:style-name="T3">Web browser (Chrome, Firefox, Edge, etc.)</text:span></text:p>
        </text:list-item>
      </text:list>
      <text:p text:style-name="P8"/>
      <text:p text:style-name="P1"><text:span text:style-name="T6">Specification</text:span></text:p>
      <text:p text:style-name="P1"><text:span text:style-name="T4">SQL Table Structures</text:span></text:p>
      <text:p text:style-name="P1"><text:span text:style-name="T3">Attacking unit table</text:span></text:p>
      <table:table table:name="Table5" table:style-name="Table5">
        <table:table-column table:style-name="Table5.A"/>
        <table:table-column table:style-name="Table5.B"/>
        <table:table-column table:style-name="Table5.C"/>
        <table:table-column table:style-name="Table5.D" table:number-columns-repeated="2"/>
        <text:soft-page-break/>
        <table:table-row table:style-name="Table5.1">
          <table:table-cell table:style-name="Table5.A1" office:value-type="string">
            <text:p text:style-name="P9"><text:span text:style-name="T3">User ID &lt;?&gt;</text:span></text:p>
          </table:table-cell>
          <table:table-cell table:style-name="Table5.A1" office:value-type="string">
            <text:p text:style-name="P9"><text:span text:style-name="T3">Unit Name &lt;String&gt;</text:span></text:p>
          </table:table-cell>
          <table:table-cell table:style-name="Table5.A1" office:value-type="string">
            <text:p text:style-name="P9"><text:span text:style-name="T3">Ballistic Skill &lt;int&gt;</text:span></text:p>
          </table:table-cell>
          <table:table-cell table:style-name="Table5.A1" office:value-type="string">
            <text:p text:style-name="P9"><text:span text:style-name="T3">Weapon Skill &lt;int&gt;</text:span></text:p>
          </table:table-cell>
          <table:table-cell table:style-name="Table5.A1" office:value-type="string">
            <text:p text:style-name="P9"><text:span text:style-name="T3">Unit ID &lt;int&gt;</text:span></text:p>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
      <text:p text:style-name="P1"/>
      <text:p text:style-name="P1">Attacking weapon table</text:p>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office:value-type="string">
            <text:p text:style-name="P9"><text:span text:style-name="T3">User ID &lt;?&gt;</text:span></text:p>
          </table:table-cell>
          <table:table-cell table:style-name="Table6.A1" office:value-type="string">
            <text:p text:style-name="P9"><text:span text:style-name="T3">Number of Weapons</text:span></text:p>
            <text:p text:style-name="P9"><text:span text:style-name="T3">&lt;integer&gt;</text:span></text:p>
          </table:table-cell>
          <table:table-cell table:style-name="Table6.A1" office:value-type="string">
            <text:p text:style-name="P9"><text:span text:style-name="T3">Weapon Type &lt;boolean&gt;</text:span></text:p>
          </table:table-cell>
          <table:table-cell table:style-name="Table6.A1" office:value-type="string">
            <text:p text:style-name="P9"><text:span text:style-name="T3">Weapon Name &lt;String&gt;</text:span></text:p>
          </table:table-cell>
          <table:table-cell table:style-name="Table6.A1" office:value-type="string">
            <text:p text:style-name="P9"><text:span text:style-name="T3">Attacks &lt;int&gt;</text:span></text:p>
          </table:table-cell>
          <table:table-cell table:style-name="Table6.A1" office:value-type="string">
            <text:p text:style-name="P9"><text:span text:style-name="T3">Strength &lt;int&gt;</text:span></text:p>
          </table:table-cell>
          <table:table-cell table:style-name="Table6.A1" office:value-type="string">
            <text:p text:style-name="P9"><text:span text:style-name="T3">Armor Penetration &lt;int&gt;</text:span></text:p>
          </table:table-cell>
          <table:table-cell table:style-name="Table6.A1" office:value-type="string">
            <text:p text:style-name="P9"><text:span text:style-name="T3">Damage &lt;double&gt;</text:span></text:p>
          </table:table-cell>
          <table:table-cell table:style-name="Table6.A1" office:value-type="string">
            <text:p text:style-name="P9"><text:span text:style-name="T3">Weapon ID &lt;int&gt;</text:span></text:p>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ext:p text:style-name="P1"/>
      <text:p text:style-name="P1"/>
      <text:p text:style-name="P1">Defending unit table</text:p>
      <text:p text:style-name="P4"/>
      <table:table table:name="Table7" table:style-name="Table7">
        <table:table-column table:style-name="Table7.A"/>
        <table:table-column table:style-name="Table7.B"/>
        <table:table-column table:style-name="Table7.C" table:number-columns-repeated="5"/>
        <table:table-column table:style-name="Table7.H"/>
        <text:soft-page-break/>
        <table:table-row table:style-name="Table7.1">
          <table:table-cell table:style-name="Table7.A1" office:value-type="string">
            <text:p text:style-name="P9"><text:span text:style-name="T3">User ID &lt;?&gt;</text:span></text:p>
          </table:table-cell>
          <table:table-cell table:style-name="Table7.A1" office:value-type="string">
            <text:p text:style-name="P9"><text:span text:style-name="T3">Unit Name &lt;String&gt;</text:span></text:p>
          </table:table-cell>
          <table:table-cell table:style-name="Table7.A1" office:value-type="string">
            <text:p text:style-name="P9"><text:span text:style-name="T3">Size &lt;int&gt;</text:span></text:p>
          </table:table-cell>
          <table:table-cell table:style-name="Table7.A1" office:value-type="string">
            <text:p text:style-name="P9"><text:span text:style-name="T3">Toughness &lt;int&gt;</text:span></text:p>
          </table:table-cell>
          <table:table-cell table:style-name="Table7.A1" office:value-type="string">
            <text:p text:style-name="P9"><text:span text:style-name="T3">Save &lt;int&gt;</text:span></text:p>
          </table:table-cell>
          <table:table-cell table:style-name="Table7.A1" office:value-type="string">
            <text:p text:style-name="P9"><text:span text:style-name="T3">Wounds &lt;int&gt;</text:span></text:p>
          </table:table-cell>
          <table:table-cell table:style-name="Table7.A1" office:value-type="string">
            <text:p text:style-name="P9"><text:span text:style-name="T3">Feel No Pain &lt;int&gt;</text:span></text:p>
          </table:table-cell>
          <table:table-cell table:style-name="Table7.A1" office:value-type="string">
            <text:p text:style-name="P9"><text:span text:style-name="T3">Unit ID &lt;int&gt;</text:span></text:p>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
      <text:p text:style-name="P4"/>
      <text:p text:style-name="P4"/>
      <text:p text:style-name="P1"><text:span text:style-name="T3">Calculations Table</text:span></text:p>
      <text:p text:style-name="P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text:span text:style-name="T3">User ID &lt;?&gt;</text:span></text:p>
          </table:table-cell>
          <table:table-cell table:style-name="Table8.A1" office:value-type="string">
            <text:p text:style-name="P9"><text:span text:style-name="T3">Attacker ID &lt;foreign key&gt;</text:span></text:p>
          </table:table-cell>
          <table:table-cell table:style-name="Table8.A1" office:value-type="string">
            <text:p text:style-name="P9"><text:span text:style-name="T3">Weapon ID &lt;foreign key&gt;</text:span></text:p>
          </table:table-cell>
          <table:table-cell table:style-name="Table8.A1" office:value-type="string">
            <text:p text:style-name="P9"><text:span text:style-name="T3">Defender ID &lt;foreign key&gt;</text:span></text:p>
          </table:table-cell>
          <table:table-cell table:style-name="Table8.A1" office:value-type="string">
            <text:p text:style-name="P9"><text:span text:style-name="T3">Modifiers &lt;set&gt;</text:span></text:p>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1">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
      <text:p text:style-name="P4"/>
      <text:p text:style-name="P1"><text:span text:style-name="T3">Where modifiers = (‘hit+1’, ‘hit-1’, ‘reroll_hits’, ‘reroll_hit_1’, ‘reroll_wounds’, ‘exploding_hits’, ‘mortal_wounds_hit’, ‘mortal_wounds_wound’, ‘additional_ap_wound’, ‘save+1’, ‘save-1’, ‘invulnerable_save’, ‘reroll_save’, ‘reroll_save_1’, ‘damage-1’)</text:span></text:p>
      <text:p text:style-name="P4"/>
      <text:p text:style-name="P8"/>
      <text:p text:style-name="P10"/>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7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7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2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27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27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27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27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27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27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9" meta:paragraph-count="192" meta:word-count="1827" meta:character-count="11114" meta:non-whitespace-character-count="9551"/>
    <meta:generator>LibreOfficeDev/6.0.5.2$Linux_X86_64 LibreOffice_project/</meta:generator>
  </office:meta>
</office:document-meta>
</file>